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DescriptorProcessor.process( InternalEndpoint serviceEndpoi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UDescriptorProcessor.init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